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1" svg:font-family="'Noto Sans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05c4b" officeooo:paragraph-rsid="001a01c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05c4b" officeooo:paragraph-rsid="001a01c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05c4b" officeooo:paragraph-rsid="00212da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e8bad" officeooo:paragraph-rsid="001a01c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05c4b" officeooo:paragraph-rsid="001a01c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05c4b" officeooo:paragraph-rsid="002bfa9b" style:font-size-asian="10.5pt" style:font-weight-asian="bold" style:font-size-complex="12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normal" officeooo:rsid="00026c88" style:font-weight-asian="normal" style:font-weight-complex="normal"/>
    </style:style>
    <style:style style:name="T3" style:family="text">
      <style:text-properties fo:font-weight="normal" officeooo:rsid="000decd1" style:font-weight-asian="normal" style:font-weight-complex="normal"/>
    </style:style>
    <style:style style:name="T4" style:family="text">
      <style:text-properties fo:font-weight="normal" officeooo:rsid="000e8bad" style:font-weight-asian="normal" style:font-weight-complex="normal"/>
    </style:style>
    <style:style style:name="T5" style:family="text">
      <style:text-properties fo:font-weight="normal" officeooo:rsid="000f4df8" style:font-weight-asian="normal" style:font-weight-complex="normal"/>
    </style:style>
    <style:style style:name="T6" style:family="text">
      <style:text-properties fo:font-weight="normal" officeooo:rsid="001c9601" style:font-weight-asian="normal" style:font-weight-complex="normal"/>
    </style:style>
    <style:style style:name="T7" style:family="text">
      <style:text-properties fo:font-weight="normal" officeooo:rsid="001ebd6d" style:font-weight-asian="normal" style:font-weight-complex="normal"/>
    </style:style>
    <style:style style:name="T8" style:family="text">
      <style:text-properties fo:font-weight="normal" officeooo:rsid="001efe2d" style:font-weight-asian="normal" style:font-weight-complex="normal"/>
    </style:style>
    <style:style style:name="T9" style:family="text">
      <style:text-properties fo:font-weight="normal" officeooo:rsid="001f270b" style:font-weight-asian="normal" style:font-weight-complex="normal"/>
    </style:style>
    <style:style style:name="T10" style:family="text">
      <style:text-properties fo:font-weight="normal" officeooo:rsid="00212da4" style:font-weight-asian="normal" style:font-weight-complex="normal"/>
    </style:style>
    <style:style style:name="T11" style:family="text">
      <style:text-properties fo:font-weight="normal" officeooo:rsid="00234d00" style:font-weight-asian="normal" style:font-weight-complex="normal"/>
    </style:style>
    <style:style style:name="T12" style:family="text">
      <style:text-properties fo:font-weight="normal" officeooo:rsid="002413c5" style:font-weight-asian="normal" style:font-weight-complex="normal"/>
    </style:style>
    <style:style style:name="T13" style:family="text">
      <style:text-properties fo:font-weight="normal" officeooo:rsid="0026b78f" style:font-weight-asian="normal" style:font-weight-complex="normal"/>
    </style:style>
    <style:style style:name="T14" style:family="text">
      <style:text-properties fo:font-weight="normal" officeooo:rsid="0027f811" style:font-weight-asian="normal" style:font-weight-complex="normal"/>
    </style:style>
    <style:style style:name="T15" style:family="text">
      <style:text-properties fo:font-weight="normal" officeooo:rsid="0028b74c" style:font-weight-asian="normal" style:font-weight-complex="normal"/>
    </style:style>
    <style:style style:name="T16" style:family="text">
      <style:text-properties fo:font-weight="normal" officeooo:rsid="0028c028" style:font-weight-asian="normal" style:font-weight-complex="normal"/>
    </style:style>
    <style:style style:name="T17" style:family="text">
      <style:text-properties fo:font-weight="normal" officeooo:rsid="002bfa9b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26c88" style:font-weight-asian="bold" style:font-weight-complex="bold"/>
    </style:style>
    <style:style style:name="T20" style:family="text">
      <style:text-properties fo:font-weight="bold" officeooo:rsid="002bfa9b" style:font-weight-asian="bold" style:font-weight-complex="bold"/>
    </style:style>
    <style:style style:name="T21" style:family="text">
      <style:text-properties fo:font-weight="bold" officeooo:rsid="002d632b" style:font-weight-asian="bold" style:font-weight-complex="bold"/>
    </style:style>
    <style:style style:name="T22" style:family="text">
      <style:text-properties officeooo:rsid="00006c99"/>
    </style:style>
    <style:style style:name="T23" style:family="text">
      <style:text-properties officeooo:rsid="00026c88"/>
    </style:style>
    <style:style style:name="T24" style:family="text">
      <style:text-properties officeooo:rsid="00041783"/>
    </style:style>
    <style:style style:name="T25" style:family="text">
      <style:text-properties style:text-underline-style="none" fo:font-weight="normal" officeooo:rsid="000decd1" style:font-weight-asian="normal" style:font-weight-complex="normal"/>
    </style:style>
    <style:style style:name="T26" style:family="text">
      <style:text-properties officeooo:rsid="001f3451"/>
    </style:style>
    <style:style style:name="T27" style:family="text">
      <style:text-properties officeooo:rsid="00212da4"/>
    </style:style>
    <style:style style:name="T28" style:family="text">
      <style:text-properties officeooo:rsid="002196e2"/>
    </style:style>
    <style:style style:name="T29" style:family="text">
      <style:text-properties officeooo:rsid="0024740e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026c88" style:font-weight-asian="bold" style:font-weight-complex="bold"/>
    </style:style>
    <style:style style:name="T32" style:family="text">
      <style:text-properties officeooo:rsid="002bfa9b"/>
    </style:style>
    <style:style style:name="T33" style:family="text">
      <style:text-properties officeooo:rsid="002d63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span text:style-name="T1">Lucas Moraes Guedes (16 anos)</text:span></text:p>
      <text:p text:style-name="P1"><text:tab/><text:span text:style-name="T2">Campinas, São Paulo</text:span></text:p>
      <text:p text:style-name="P2"><text:tab/>(19) 97145-7838</text:p>
      <text:p text:style-name="P2"><text:tab/>lmguedes@tutanota.com<text:tab/></text:p>
      <text:p text:style-name="P2"/>
      <text:p text:style-name="P2"><text:tab/>Estudante com conhecimentos de web e software development, apaixonado por <text:span text:style-name="T28">algoritmos </text:span>e aprender novas tecnologias.</text:p>
      <text:p text:style-name="P2"/>
      <text:p text:style-name="P2"><text:tab/><text:span text:style-name="T30">Habilidades:</text:span></text:p>
      <text:p text:style-name="P1"><text:tab/>Web development:</text:p>
      <text:p text:style-name="P6"><text:tab/><text:span text:style-name="T17">P</text:span><text:span text:style-name="T3">roeficiente com as tecnologias </text:span><text:span text:style-name="T25">HTML5 e CSS3</text:span><text:span text:style-name="T3">, sabendo utilizar as tecnologias Bulma e Tailwind CSS para a criação de websites modernos, rápidos e responsivos. </text:span></text:p>
      <text:p text:style-name="P6"><text:span text:style-name="T3"><text:tab/></text:span><text:span text:style-name="T17">E</text:span><text:span text:style-name="T3">xperiência com a prototipação de websites </text:span><text:span text:style-name="T12">com</text:span><text:span text:style-name="T3"> Figma e Marvel App.</text:span></text:p>
      <text:p text:style-name="P1"><text:span text:style-name="T3"><text:tab/>Conhe</text:span><text:span text:style-name="T17">cimento</text:span><text:span text:style-name="T3"> básico de JavaScript, (ECMAScript), ElectronJS e back end com PHP,</text:span><text:span text:style-name="T4"> NodeJS </text:span><text:span text:style-name="T8">e Firebase. </text:span><text:span text:style-name="T17">Além de d</text:span><text:span text:style-name="T4">esenvolvimento de APIs com Node</text:span><text:span text:style-name="T9">JS</text:span><text:span text:style-name="T3">.</text:span></text:p>
      <text:p text:style-name="P1"/>
      <text:p text:style-name="P1"><text:tab/>Software development:</text:p>
      <text:p text:style-name="P6"><text:tab/><text:span text:style-name="T17">F</text:span><text:span text:style-name="T4">amiliaridade</text:span><text:span text:style-name="T3"> com </text:span><text:span text:style-name="T7">o desenvolvimento de algoritmos</text:span><text:span text:style-name="T3"> </text:span><text:span text:style-name="T7">com </text:span><text:span text:style-name="T3">a linguagem C e </text:span><text:span text:style-name="T7">conhecimento geral</text:span><text:span text:style-name="T3"> da sintaxe da linguagem C# </text:span><text:span text:style-name="T14">para </text:span><text:span text:style-name="T15">desenvolvimento de</text:span><text:span text:style-name="T14"> Windows Form</text:span><text:span text:style-name="T16">s</text:span><text:span text:style-name="T3">. </text:span></text:p>
      <text:p text:style-name="P6"><text:span text:style-name="T3"><text:tab/></text:span><text:span text:style-name="T17">N</text:span><text:span text:style-name="T4">oção básica de POO, (Programação Orientada a Objetos), com a linguagem </text:span><text:span text:style-name="T13">J</text:span><text:span text:style-name="T4">ava.</text:span></text:p>
      <text:p text:style-name="P4"/>
      <text:p text:style-name="P1"><text:span text:style-name="T4"><text:tab/></text:span><text:span text:style-name="T27">Banco de dados:</text:span></text:p>
      <text:p text:style-name="P1"><text:span text:style-name="T4"><text:tab/></text:span><text:span text:style-name="T17">C</text:span><text:span text:style-name="T5">onhecimento geral de </text:span><text:span text:style-name="T10">b</text:span><text:span text:style-name="T5">anco de </text:span><text:span text:style-name="T10">d</text:span><text:span text:style-name="T5">ados com MySQL, </text:span><text:span text:style-name="T6">MySQL-Front</text:span><text:span text:style-name="T5"> e MariaDB.</text:span></text:p>
      <text:p text:style-name="P1"/>
      <text:p text:style-name="P1"><text:tab/>Outros:</text:p>
      <text:p text:style-name="P3"><text:span text:style-name="T18"><text:tab/></text:span><text:span text:style-name="T33">C</text:span><text:span text:style-name="T22">onhecimentos gerais d</text:span><text:span text:style-name="T26">os sistemas operacionais</text:span><text:span text:style-name="T22"> Windows e </text:span><text:span text:style-name="T26">distribuições</text:span><text:span text:style-name="T22"> Linux; </text:span><text:span text:style-name="T26"><text:s/></text:span></text:p>
      <text:p text:style-name="P3"><text:tab/><text:span text:style-name="T29">Versionamento com Git e GitHub;</text:span></text:p>
      <text:p text:style-name="P3"><text:span text:style-name="T26"><text:tab/></text:span><text:span text:style-name="T27">N</text:span><text:span text:style-name="T26">ível intermediário em inglês (B2).</text:span></text:p>
      <text:p text:style-name="P2"/>
      <text:p text:style-name="P2"/>
      <text:p text:style-name="P2"><text:tab/><text:span text:style-name="T31">Educação:</text:span></text:p>
      <text:p text:style-name="P2"><text:span text:style-name="T19"><text:tab/></text:span><text:span text:style-name="T23">Cursando </text:span><text:span text:style-name="T24">o</text:span><text:span text:style-name="T23"> 2º ano </text:span><text:span text:style-name="T24">de informática</text:span><text:span text:style-name="T23"> do Colégio Politécnico Bento Quirino (2021 – 2023).</text:span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1" svg:font-family="'Noto Sans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1" style:font-family-complex="'Noto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20:35:15.925049299</meta:creation-date>
    <dc:date>2022-04-11T21:27:15.499604579</dc:date>
    <meta:editing-duration>PT24M59S</meta:editing-duration>
    <meta:editing-cycles>22</meta:editing-cycles>
    <meta:generator>LibreOffice/7.2.6.2$Linux_X86_64 LibreOffice_project/20$Build-2</meta:generator>
    <meta:document-statistic meta:table-count="0" meta:image-count="0" meta:object-count="0" meta:page-count="1" meta:paragraph-count="23" meta:word-count="170" meta:character-count="1200" meta:non-whitespace-character-count="1022"/>
  </office:meta>
</office:document-meta>
</file>